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f53a" officeooo:paragraph-rsid="000ef53a"/>
    </style:style>
    <style:style style:name="P2" style:family="paragraph" style:parent-style-name="Text_20_body">
      <style:text-properties officeooo:paragraph-rsid="000ef53a"/>
    </style:style>
    <style:style style:name="P3" style:family="paragraph" style:parent-style-name="Text_20_body">
      <style:text-properties officeooo:rsid="000faf8c" officeooo:paragraph-rsid="000faf8c"/>
    </style:style>
    <style:style style:name="P4" style:family="paragraph" style:parent-style-name="Text_20_body">
      <style:text-properties fo:language="es" fo:country="ES" officeooo:rsid="000ff9b4" officeooo:paragraph-rsid="000ff9b4"/>
    </style:style>
    <style:style style:name="P5" style:family="paragraph" style:parent-style-name="Text_20_body">
      <style:text-properties fo:language="es" fo:country="ES" officeooo:rsid="000faf8c" officeooo:paragraph-rsid="000faf8c"/>
    </style:style>
    <style:style style:name="P6" style:family="paragraph" style:parent-style-name="Text_20_body">
      <style:text-properties fo:language="es" fo:country="ES" officeooo:rsid="00113c67" officeooo:paragraph-rsid="000ff9b4"/>
    </style:style>
    <style:style style:name="P7" style:family="paragraph" style:parent-style-name="Text_20_body">
      <style:text-properties officeooo:paragraph-rsid="0011545e"/>
    </style:style>
    <style:style style:name="P8" style:family="paragraph" style:parent-style-name="Text_20_body">
      <style:text-properties officeooo:rsid="0011b39d" officeooo:paragraph-rsid="0011b39d"/>
    </style:style>
    <style:style style:name="P9" style:family="paragraph" style:parent-style-name="Text_20_body">
      <style:text-properties officeooo:paragraph-rsid="0011b39d"/>
    </style:style>
    <style:style style:name="P10" style:family="paragraph" style:parent-style-name="Text_20_body">
      <style:text-properties officeooo:rsid="00136bab" officeooo:paragraph-rsid="00136bab"/>
    </style:style>
    <style:style style:name="P11" style:family="paragraph" style:parent-style-name="Heading_20_2">
      <style:text-properties officeooo:rsid="000ef53a" officeooo:paragraph-rsid="000ef53a"/>
    </style:style>
    <style:style style:name="P12" style:family="paragraph" style:parent-style-name="Text_20_body">
      <style:text-properties fo:language="es" fo:country="ES" officeooo:rsid="0011545e" officeooo:paragraph-rsid="0011545e"/>
    </style:style>
    <style:style style:name="P13" style:family="paragraph" style:parent-style-name="Text_20_body">
      <style:text-properties fo:language="es" fo:country="ES" officeooo:rsid="0011b39d" officeooo:paragraph-rsid="0011b39d"/>
    </style:style>
    <style:style style:name="P14" style:family="paragraph" style:parent-style-name="Text_20_body">
      <style:text-properties officeooo:paragraph-rsid="00136bab"/>
    </style:style>
    <style:style style:name="P15" style:family="paragraph" style:parent-style-name="Text_20_body">
      <style:text-properties officeooo:rsid="0014fd4d" officeooo:paragraph-rsid="0014fd4d"/>
    </style:style>
    <style:style style:name="P16" style:family="paragraph" style:parent-style-name="Text_20_body">
      <style:text-properties officeooo:paragraph-rsid="0014fd4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1545e"/>
    </style:style>
    <style:style style:name="T3" style:family="text">
      <style:text-properties fo:language="es" fo:country="ES" officeooo:rsid="0011b39d"/>
    </style:style>
    <style:style style:name="T4" style:family="text">
      <style:text-properties officeooo:rsid="000ff9b4"/>
    </style:style>
    <style:style style:name="T5" style:family="text">
      <style:text-properties fo:language="en" fo:country="GB"/>
    </style:style>
    <style:style style:name="T6" style:family="text">
      <style:text-properties officeooo:rsid="0011b39d"/>
    </style:style>
    <style:style style:name="T7" style:family="text">
      <style:text-properties officeooo:rsid="00136bab"/>
    </style:style>
    <style:style style:name="T8" style:family="text">
      <style:text-properties fo:color="#ff0000" loext:opacity="100%"/>
    </style:style>
    <style:style style:name="T9" style:family="text">
      <style:text-properties officeooo:rsid="0014f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CHIPSET</text:h>
      <text:p text:style-name="P2"/>
      <text:p text:style-name="P1"><text:span text:style-name="T1">Circuitería (elemento encargado de interconectar todos los elementos de un</text:span> PC).</text:p>
      <text:p text:style-name="P1"/>
      <text:p text:style-name="P1">Se divide en dos chips: Northbridge y Southbridge </text:p>
      <text:p text:style-name="P1"/>
      <text:p text:style-name="P3">por qué Northbridge controla la grafica si ésta se conecta a un Pci</text:p>
      <text:p text:style-name="P3"/>
      <text:p text:style-name="P5">La pila es la que le da potencia continua al chip de la <text:span text:style-name="T5">bios</text:span> </text:p>
      <text:p text:style-name="P5"><text:span text:style-name="T5">bios</text:span>: programa para comprobar nuestro<text:span text:style-name="T4">s “componentes”</text:span></text:p>
      <text:p text:style-name="P3"/>
      <text:p text:style-name="P4"><text:span text:style-name="T8">ejercicio</text:span>: incluir fotografías de las ranuras de expansión de la diapositiva, junto con sus conectores.</text:p>
      <text:p text:style-name="P6"/>
      <text:p text:style-name="P7"><text:span text:style-name="T2">Ranuras expansión ISA: </text:span><text:span text:style-name="T1">La versión original de ISA tenía 8-bit. </text:span></text:p>
      <text:p text:style-name="P7"><text:span text:style-name="T2">Fuente: - </text:span><text:a xlink:type="simple" xlink:href="https://www.cavsi.com/preguntasrespuestas/que-es-isa/" office:name="CAVSI.COM" office:target-frame-name="_blank" xlink:show="new" text:style-name="Internet_20_link" text:visited-style-name="Visited_20_Internet_20_Link">CAVSI.COM</text:a></text:p>
      <text:p text:style-name="P12"/>
      <text:p text:style-name="P8"><text:span text:style-name="T2">R</text:span><text:span text:style-name="T1">anuras expansión VESA Local Bus: </text:span></text:p>
      <text:p text:style-name="P13">Fuentes: - buscar más</text:p>
      <text:p text:style-name="P9"><text:a xlink:type="simple" xlink:href="https://www.informaticamoderna.com/Slot_VESA.htm" office:name="INFORMATICAMODERNA.COM" office:target-frame-name="_blank" xlink:show="new" text:style-name="Internet_20_link" text:visited-style-name="Visited_20_Internet_20_Link"><text:span text:style-name="T3">INFORMATICAMODERNA.COM</text:span></text:a></text:p>
      <text:p text:style-name="P9"><text:a xlink:type="simple" xlink:href="https://neixrinf.blogspot.com/p/ranuras-vesa.html" office:name="neixrinf.blogspot.com" text:style-name="Internet_20_link" text:visited-style-name="Visited_20_Internet_20_Link"><text:span text:style-name="T3">neixrinf.blogspot.com</text:span></text:a></text:p>
      <text:p text:style-name="P8">Ranuras PCI</text:p>
      <text:p text:style-name="P9"><text:span text:style-name="T6">Fuente – </text:span><text:a xlink:type="simple" xlink:href="https://techlandia.com/calcular-ancho-banda-voip-como_17418/" office:name="TECHLANDIA.COM" text:style-name="Internet_20_link" text:visited-style-name="Visited_20_Internet_20_Link"><text:span text:style-name="T6">TECHLANDIA</text:span></text:a></text:p>
      <text:p text:style-name="P9"><text:a xlink:type="simple" xlink:href="https://cetis109.com/correct/corr06.html" office:name="CETIS109" text:style-name="Internet_20_link" text:visited-style-name="Visited_20_Internet_20_Link"><text:span text:style-name="T7">CETIS109</text:span></text:a></text:p>
      <text:p text:style-name="P9"/>
      <text:p text:style-name="P10">Ranuras PCI- Express</text:p>
      <text:p text:style-name="P14"><text:span text:style-name="T7">Fuente: </text:span><text:a xlink:type="simple" xlink:href="https://www.muycomputer.com/2020/01/16/pci-express-guia-caracteristicas/" office:name="MYCOMPUTER.COM" office:target-frame-name="_blank" xlink:show="new" text:style-name="Internet_20_link" text:visited-style-name="Visited_20_Internet_20_Link"><text:span text:style-name="T7">MYCOMPUTER.COM</text:span></text:a></text:p>
      <text:p text:style-name="P14"/>
      <text:p text:style-name="P15">CONECTORES:</text:p>
      <text:p text:style-name="P16"><text:a xlink:type="simple" xlink:href="https://sites.google.com/site/hardware012015/partes-internas-del-pc/puertos-y-conectores" office:name="CONECTORES" office:target-frame-name="_blank" xlink:show="new" text:style-name="Internet_20_link" text:visited-style-name="Visited_20_Internet_20_Link"><text:span text:style-name="T9">CONECTORE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4:20:08.574000000</meta:creation-date>
    <dc:date>2021-10-29T15:34:52.614000000</dc:date>
    <meta:editing-duration>PT10M3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0" meta:word-count="104" meta:character-count="700" meta:non-whitespace-character-count="611"/>
  </office:meta>
</office:document-meta>
</file>